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AE0AF7897A709238.png" manifest:media-type="image/png"/>
  <manifest:file-entry manifest:full-path="Pictures/1000000100000280000001E0D91B332B08137545.png" manifest:media-type="image/png"/>
  <manifest:file-entry manifest:full-path="Pictures/1000000100000280000001E055FBA8AA33F933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255cm" svg:height="12.191cm" svg:x="12.32cm" svg:y="0cm">
          <draw:image xlink:href="Pictures/1000000100000280000001E055FBA8AA33F933AE.png" xlink:type="simple" xlink:show="embed" xlink:actuate="onLoad" draw:mime-type="image/png">
            <text:p/>
          </draw:image>
        </draw:frame>
        <draw:frame draw:style-name="gr1" draw:text-style-name="P1" draw:layer="layout" svg:width="16.255cm" svg:height="12.191cm" svg:x="0.635cm" svg:y="2.414cm">
          <draw:image xlink:href="Pictures/1000000100000280000001E0D91B332B08137545.png" xlink:type="simple" xlink:show="embed" xlink:actuate="onLoad" draw:mime-type="image/png">
            <text:p/>
          </draw:image>
        </draw:frame>
        <draw:frame draw:style-name="gr1" draw:text-style-name="P1" draw:layer="layout" svg:width="16.255cm" svg:height="12.191cm" svg:x="8.51cm" svg:y="3.049cm">
          <draw:image xlink:href="Pictures/1000000100000280000001E0AE0AF7897A7092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1T18:30:03.645291430</meta:creation-date>
    <dc:date>2023-03-21T18:31:03.141049034</dc:date>
    <meta:editing-duration>PT1M</meta:editing-duration>
    <meta:editing-cycles>1</meta:editing-cycles>
    <meta:document-statistic meta:object-count="26"/>
    <meta:generator>LibreOffice/7.3.7.2$Linux_X86_64 LibreOffice_project/30$Build-2</meta:generator>
  </office:meta>
</office:document-meta>
</file>